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cm" fo:margin-bottom="0.499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arnwts -i mlnpatterns.mln -o learnedpatterns.mln -t mln0.db,mln1.db,mln2.db,mln3.db,mln4.db,mln5.db,mln6.db,mln7.db,mln8.db,mln9.db,mln10.db,mln17_1.db,mln17_2.db,mln18.db,mln19.db,mln20.db,mln21.db,mln22.db,mln23.db,mln24_1.db,mln24_2.db,mln25_1.db,mln25_2.db,mln26_1.db,mln26_2.db,mln27.db,mln28.db,mln29.db,mln30.db,mln31.db,mln32.db,mln33.db,mln34.db,mln35.db,mln36.db,mln37.db,mln38.db,mln39.db,mln40.db,mln41.db,mln42.db,mln43.db,mln44.db,mln45.db,mln46.db,mln47.db,mln48.db,mln49.db,mln50.db -g -multipleDatabases</text:p>
      <text:p text:style-name="P1">./infer -i learnedpatterns.mln -e factsForInference.db -r tempResults.results -q Density</text:p>
      <text:p text:style-name="Text_20_body">With regard to reasoning, the SMART system is meant to fuse and reason over data from heterogeneous sources. For example, data from audio or video shall be combined with data from sensors like thermometers to enrich the reasoning about a situation. In SMART, each edge node has a so-called Intelligent Fusion Manager (IFM) where the reasoning about incoming data takes place. </text:p>
      <text:p text:style-name="Text_20_body">At the heart of any IFM is a Markov Logic Networks (MLN) engine. <text:s/>In learning mode, the engine takes a bunch of input data and outputs some rule-based patterns accounting for these data. In the inference mode, and given other RDF data and some rule-based patterns, the engine derives new information with some attached probabilistic weight. </text:p>
      <text:p text:style-name="Text_20_body">Let's make an example. Suppose that you collect for a period of time the density of the crowd in <text:s/>a place and its temperature. For each time t, we shall collect the data in the forms of bench of triples:</text:p>
      <text:p text:style-name="Text_20_body">Density(AIT, Low) </text:p>
      <text:p text:style-name="Text_20_body">Temperature(AIT, 10)</text:p>
      <text:p text:style-name="Text_20_body">...</text:p>
      <text:p text:style-name="Text_20_body">Density(AIT, High) </text:p>
      <text:p text:style-name="Text_20_body">Temperature(AIT, 20)</text:p>
      <text:p text:style-name="Text_20_body">Density(AIT, High) </text:p>
      <text:p text:style-name="Text_20_body">Temperature(AIT, 20)</text:p>
      <text:p text:style-name="Text_20_body">Density(AIT, Low) </text:p>
      <text:p text:style-name="Text_20_body">Temperature(AIT, 20)</text:p>
      <text:p text:style-name="Text_20_body">…</text:p>
      <text:p text:style-name="Text_20_body">Density(AIT, Low) </text:p>
      <text:p text:style-name="Text_20_body">Temperature(AIT, 40)</text:p>
      <text:p text:style-name="Text_20_body">So, at some time, the temperature in the AIT lab was 10 degrees, and there was no one (the density was low). When it was 20 degrees, people were working in the lab and thus the density was high most of the time. Once it was 40, and so the lab was empty. And so on. For each instant of time t, we can create a file called temp-t.db that shall feed MLN engine.</text:p>
      <text:p text:style-name="Text_20_body">When we have these data, we want to lean some rule-based patterns that accounts for such data. To do so, we declare some patterns to weight. For example, we have that the crowd density shall depends on the temperature:</text:p>
      <text:p text:style-name="Text_20_body"/>
      <text:p text:style-name="Text_20_body">// Patterns to weight </text:p>
      <text:p text:style-name="Text_20_body">!Temperature(r, +temp) v Density(r, Low) </text:p>
      <text:p text:style-name="Text_20_body">!Temperature(r, +temp) v Density(r, High)</text:p>
      <text:p text:style-name="Text_20_body"/>
      <text:p text:style-name="P1"><text:soft-page-break/>The result of the learning process is a file that contains the different weighted MLN patterns for each temperature. We present the patterns for the temperature 10, 20 and 40 degrees: </text:p>
      <text:p text:style-name="Text_20_body">5.80544 <text:s/>Density(a1,Low) v !Temperature(a1,10)</text:p>
      <text:p text:style-name="Text_20_body">-5.3617 <text:s/>Density(a1,High) v !Temperature(a1,10)</text:p>
      <text:p text:style-name="Text_20_body"/>
      <text:p text:style-name="Text_20_body">-6.31198 <text:s/>Density(a1,Low) v !Temperature(a1,20)</text:p>
      <text:p text:style-name="Text_20_body">5.99164 <text:s/>Density(a1,High) v !Temperature(a1,20)</text:p>
      <text:p text:style-name="Text_20_body"><text:s/></text:p>
      <text:p text:style-name="Text_20_body">5.80544 <text:s/>Density(a1,Low) v !Temperature(a1,42)</text:p>
      <text:p text:style-name="Standard">-5.3617 <text:s/>Density(a1,High) v !Temperature(a1,40)</text:p>
      <text:p text:style-name="Standard"/>
      <text:p text:style-name="Standard">Informally, these rules say us that there is a high probability that there is a high (low) crowd density when it is (10 or 40) 20 degrees. When we collect some new data on the temperature, then we can reapply these patterns to derive the probability of the density of the crowd in the laboratory. For example, let's assume we obtain the information that it is 20 degrees in the lab, then we can derive the following triples:</text:p>
      <text:p text:style-name="Standard"/>
      <text:p text:style-name="Standard">Density(AIT,Low) 4.9995e-05 </text:p>
      <text:p text:style-name="Standard">Density(AIT,High) 0.99995</text:p>
      <text:p text:style-name="Standard"/>
      <text:p text:style-name="Standard">In words, there is someone in the lab with a probability closed to 1.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veret </meta:initial-creator>
    <meta:creation-date>2013-03-06T14:36:18</meta:creation-date>
    <dc:date>2013-04-23T13:50:00</dc:date>
    <dc:creator>Riveret </dc:creator>
    <meta:editing-duration>PT22H47M9S</meta:editing-duration>
    <meta:editing-cycles>12</meta:editing-cycles>
    <meta:generator>LibreOffice/3.5$Linux_X86_64 LibreOffice_project/350m1$Build-2</meta:generator>
    <meta:document-statistic meta:table-count="0" meta:image-count="0" meta:object-count="0" meta:page-count="2" meta:paragraph-count="34" meta:word-count="475" meta:character-count="3422" meta:non-whitespace-character-count="2957"/>
  </office:meta>
</office:document-meta>
</file>